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2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252cm" svg:y="1.545cm" svg:viewBox="0 0 1306 1255" draw:points="1306,1255 0,1255 0,0 1306,0">
          <text:p/>
        </draw:polygon>
        <draw:frame draw:style-name="gr2" draw:layer="layout" svg:width="1.444cm" svg:height="0.567cm" svg:x="1.231cm" svg:y="1.094cm">
          <draw:text-box>
            <text:p text:style-name="P1"><text:span text:style-name="T1">ВЫВОД </text:span></text:p>
          </draw:text-box>
        </draw:frame>
        <draw:frame draw:style-name="gr3" draw:layer="layout" svg:width="1.392cm" svg:height="0.613cm" svg:x="2.508cm" svg:y="1.85cm">
          <draw:text-box>
            <text:p text:style-name="P1"><text:span text:style-name="T2">без ВВ </text:span></text:p>
          </draw:text-box>
        </draw:frame>
        <draw:frame draw:style-name="gr2" draw:layer="layout" svg:width="0.923cm" svg:height="0.567cm" svg:x="0.35cm" svg:y="1.873cm">
          <draw:text-box>
            <text:p text:style-name="P1"><text:span text:style-name="T1">с ВВ </text:span></text:p>
          </draw:text-box>
        </draw:frame>
        <draw:polygon draw:style-name="gr4" draw:layer="layout" svg:width="0.247cm" svg:height="1.087cm" svg:x="1.807cm" svg:y="1.629cm" svg:viewBox="0 0 248 1088" draw:points="248,1088 0,1088 0,0 248,0">
          <text:p/>
        </draw:polygon>
        <draw:polygon draw:style-name="gr1" draw:layer="layout" svg:width="0.247cm" svg:height="1.087cm" svg:x="1.807cm" svg:y="1.629cm" svg:viewBox="0 0 248 1088" draw:points="248,1088 0,1088 0,0 248,0">
          <text:p/>
        </draw:polygon>
        <draw:polygon draw:style-name="gr5" draw:layer="layout" svg:width="0.148cm" svg:height="0.459cm" svg:x="1.856cm" svg:y="1.713cm" svg:viewBox="0 0 149 460" draw:points="74,0 149,460 0,460">
          <text:p/>
        </draw:polygon>
        <draw:polygon draw:style-name="gr6" draw:layer="layout" svg:width="0.148cm" svg:height="0.459cm" svg:x="1.856cm" svg:y="1.713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1:08.421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07:31:15.843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31:08.343000000"/>
  </office:meta>
</office:document-meta>
</file>